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1.4772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5811in"/>
    </style:style>
    <style:style style:name="co7" style:family="table-column">
      <style:table-column-properties fo:break-before="auto" style:column-width="0.8555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0626in"/>
    </style:style>
    <style:style style:name="co10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_Basic mobil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num_alpha_beta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05219" calcext:value-type="float">
            <text:p>0.005219</text:p>
          </table:table-cell>
          <table:table-cell office:value-type="float" office:value="0.021202" calcext:value-type="float">
            <text:p>0.021202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1.06196" calcext:value-type="float">
            <text:p>1.06196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0.066192" calcext:value-type="float">
            <text:p>0.066192</text:p>
          </table:table-cell>
          <table:table-cell office:value-type="float" office:value="0.044631" calcext:value-type="float">
            <text:p>0.044631</text:p>
          </table:table-cell>
          <table:table-cell office:value-type="float" office:value="0.176133" calcext:value-type="float">
            <text:p>0.176133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122984" calcext:value-type="float">
            <text:p>0.122984</text:p>
          </table:table-cell>
          <table:table-cell office:value-type="float" office:value="1.351032" calcext:value-type="float">
            <text:p>1.35103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2" calcext:value-type="float">
            <text:p>2</text:p>
          </table:table-cell>
          <table:table-cell office:value-type="float" office:value="8848" calcext:value-type="float">
            <text:p>8848</text:p>
          </table:table-cell>
          <table:table-cell office:value-type="float" office:value="153" calcext:value-type="float">
            <text:p>153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0.489249" calcext:value-type="float">
            <text:p>0.489249</text:p>
          </table:table-cell>
          <table:table-cell office:value-type="float" office:value="0.298107" calcext:value-type="float">
            <text:p>0.298107</text:p>
          </table:table-cell>
          <table:table-cell office:value-type="float" office:value="1.309938" calcext:value-type="float">
            <text:p>1.309938</text:p>
          </table:table-cell>
          <table:table-cell office:value-type="float" office:value="0.992991" calcext:value-type="float">
            <text:p>0.992991</text:p>
          </table:table-cell>
          <table:table-cell office:value-type="float" office:value="0.949315" calcext:value-type="float">
            <text:p>0.949315</text:p>
          </table:table-cell>
          <table:table-cell office:value-type="float" office:value="5.345894" calcext:value-type="float">
            <text:p>5.345894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3" calcext:value-type="float">
            <text:p>3</text:p>
          </table:table-cell>
          <table:table-cell office:value-type="float" office:value="151077" calcext:value-type="float">
            <text:p>151077</text:p>
          </table:table-cell>
          <table:table-cell office:value-type="float" office:value="1838" calcext:value-type="float">
            <text:p>1838</text:p>
          </table:table-cell>
          <table:table-cell office:value-type="float" office:value="11331" calcext:value-type="float">
            <text:p>11331</text:p>
          </table:table-cell>
          <table:table-cell office:value-type="float" office:value="9338" calcext:value-type="float">
            <text:p>9338</text:p>
          </table:table-cell>
          <table:table-cell office:value-type="float" office:value="3.351977" calcext:value-type="float">
            <text:p>3.351977</text:p>
          </table:table-cell>
          <table:table-cell office:value-type="float" office:value="3.032173" calcext:value-type="float">
            <text:p>3.032173</text:p>
          </table:table-cell>
          <table:table-cell office:value-type="float" office:value="9.908336" calcext:value-type="float">
            <text:p>9.908336</text:p>
          </table:table-cell>
          <table:table-cell office:value-type="float" office:value="14.949966" calcext:value-type="float">
            <text:p>14.949966</text:p>
          </table:table-cell>
          <table:table-cell office:value-type="float" office:value="11.336489" calcext:value-type="float">
            <text:p>11.336489</text:p>
          </table:table-cell>
          <table:table-cell office:value-type="float" office:value="49.457832" calcext:value-type="float">
            <text:p>49.45783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4" calcext:value-type="float">
            <text:p>4</text:p>
          </table:table-cell>
          <table:table-cell office:value-type="float" office:value="1194240" calcext:value-type="float">
            <text:p>1194240</text:p>
          </table:table-cell>
          <table:table-cell office:value-type="float" office:value="13123" calcext:value-type="float">
            <text:p>13123</text:p>
          </table:table-cell>
          <table:table-cell office:value-type="float" office:value="122777" calcext:value-type="float">
            <text:p>122777</text:p>
          </table:table-cell>
          <table:table-cell office:value-type="float" office:value="107196" calcext:value-type="float">
            <text:p>107196</text:p>
          </table:table-cell>
          <table:table-cell office:value-type="float" office:value="30.078865" calcext:value-type="float">
            <text:p>30.078865</text:p>
          </table:table-cell>
          <table:table-cell office:value-type="float" office:value="30.559625" calcext:value-type="float">
            <text:p>30.559625</text:p>
          </table:table-cell>
          <table:table-cell office:value-type="float" office:value="92.396537" calcext:value-type="float">
            <text:p>92.396537</text:p>
          </table:table-cell>
          <table:table-cell office:value-type="float" office:value="116.046941" calcext:value-type="float">
            <text:p>116.046941</text:p>
          </table:table-cell>
          <table:table-cell office:value-type="float" office:value="108.049083" calcext:value-type="float">
            <text:p>108.049083</text:p>
          </table:table-cell>
          <table:table-cell office:value-type="float" office:value="436.360693" calcext:value-type="float">
            <text:p>436.360693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5" calcext:value-type="float">
            <text:p>5</text:p>
          </table:table-cell>
          <table:table-cell office:value-type="float" office:value="10728317" calcext:value-type="float">
            <text:p>10728317</text:p>
          </table:table-cell>
          <table:table-cell office:value-type="float" office:value="79419" calcext:value-type="float">
            <text:p>79419</text:p>
          </table:table-cell>
          <table:table-cell office:value-type="float" office:value="709069" calcext:value-type="float">
            <text:p>709069</text:p>
          </table:table-cell>
          <table:table-cell office:value-type="float" office:value="548329" calcext:value-type="float">
            <text:p>548329</text:p>
          </table:table-cell>
          <table:table-cell office:value-type="float" office:value="126.158842" calcext:value-type="float">
            <text:p>126.158842</text:p>
          </table:table-cell>
          <table:table-cell office:value-type="float" office:value="200.880479" calcext:value-type="float">
            <text:p>200.880479</text:p>
          </table:table-cell>
          <table:table-cell office:value-type="float" office:value="496.253675" calcext:value-type="float">
            <text:p>496.253675</text:p>
          </table:table-cell>
          <table:table-cell office:value-type="float" office:value="903.105794" calcext:value-type="float">
            <text:p>903.105794</text:p>
          </table:table-cell>
          <table:table-cell office:value-type="float" office:value="539.015301" calcext:value-type="float">
            <text:p>539.015301</text:p>
          </table:table-cell>
          <table:table-cell office:value-type="float" office:value="2583.574681" calcext:value-type="float">
            <text:p>2583.574681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6" calcext:value-type="float">
            <text:p>6</text:p>
          </table:table-cell>
          <table:table-cell office:value-type="float" office:value="69686496" calcext:value-type="float">
            <text:p>69686496</text:p>
          </table:table-cell>
          <table:table-cell office:value-type="float" office:value="571159" calcext:value-type="float">
            <text:p>571159</text:p>
          </table:table-cell>
          <table:table-cell office:value-type="float" office:value="6120895" calcext:value-type="float">
            <text:p>6120895</text:p>
          </table:table-cell>
          <table:table-cell office:value-type="float" office:value="5170834" calcext:value-type="float">
            <text:p>5170834</text:p>
          </table:table-cell>
          <table:table-cell office:value-type="float" office:value="1100.918703" calcext:value-type="float">
            <text:p>1100.918703</text:p>
          </table:table-cell>
          <table:table-cell office:value-type="float" office:value="1556.128614" calcext:value-type="float">
            <text:p>1556.128614</text:p>
          </table:table-cell>
          <table:table-cell office:value-type="float" office:value="3951.581302" calcext:value-type="float">
            <text:p>3951.581302</text:p>
          </table:table-cell>
          <table:table-cell office:value-type="float" office:value="5864.103271" calcext:value-type="float">
            <text:p>5864.103271</text:p>
          </table:table-cell>
          <table:table-cell office:value-type="float" office:value="5374.466978" calcext:value-type="float">
            <text:p>5374.466978</text:p>
          </table:table-cell>
          <table:table-cell office:value-type="float" office:value="20417.779872" calcext:value-type="float">
            <text:p>20417.77987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7" calcext:value-type="float">
            <text:p>7</text:p>
          </table:table-cell>
          <table:table-cell office:value-type="float" office:value="735677253" calcext:value-type="float">
            <text:p>735677253</text:p>
          </table:table-cell>
          <table:table-cell office:value-type="float" office:value="4395895" calcext:value-type="float">
            <text:p>4395895</text:p>
          </table:table-cell>
          <table:table-cell office:value-type="float" office:value="47123568" calcext:value-type="float">
            <text:p>47123568</text:p>
          </table:table-cell>
          <table:table-cell office:value-type="float" office:value="36267612" calcext:value-type="float">
            <text:p>36267612</text:p>
          </table:table-cell>
          <table:table-cell office:value-type="float" office:value="6871.898335" calcext:value-type="float">
            <text:p>6871.898335</text:p>
          </table:table-cell>
          <table:table-cell office:value-type="float" office:value="14595.272408" calcext:value-type="float">
            <text:p>14595.272408</text:p>
          </table:table-cell>
          <table:table-cell office:value-type="float" office:value="31470.202212" calcext:value-type="float">
            <text:p>31470.202212</text:p>
          </table:table-cell>
          <table:table-cell office:value-type="float" office:value="61913.952099" calcext:value-type="float">
            <text:p>61913.952099</text:p>
          </table:table-cell>
          <table:table-cell office:value-type="float" office:value="37030.443631" calcext:value-type="float">
            <text:p>37030.443631</text:p>
          </table:table-cell>
          <table:table-cell office:value-type="float" office:value="171991.360432" calcext:value-type="float">
            <text:p>171991.360432</text:p>
          </table:table-cell>
        </table:table-row>
        <table:table-row table:style-name="ro1">
          <table:table-cell office:value-type="string" calcext:value-type="string">
            <text:p>Basic mobilty</text:p>
          </table:table-cell>
          <table:table-cell office:value-type="float" office:value="8" calcext:value-type="float">
            <text:p>8</text:p>
          </table:table-cell>
          <table:table-cell office:value-type="float" office:value="5271754324" calcext:value-type="float">
            <text:p>5271754324</text:p>
          </table:table-cell>
          <table:table-cell office:value-type="float" office:value="33556059" calcext:value-type="float">
            <text:p>33556059</text:p>
          </table:table-cell>
          <table:table-cell office:value-type="float" office:value="411833741" calcext:value-type="float">
            <text:p>411833741</text:p>
          </table:table-cell>
          <table:table-cell office:value-type="float" office:value="337190539" calcext:value-type="float">
            <text:p>337190539</text:p>
          </table:table-cell>
          <table:table-cell office:value-type="float" office:value="62954.91704" calcext:value-type="float">
            <text:p>62954.91704</text:p>
          </table:table-cell>
          <table:table-cell office:value-type="float" office:value="116871.390388" calcext:value-type="float">
            <text:p>116871.390388</text:p>
          </table:table-cell>
          <table:table-cell office:value-type="float" office:value="262160.630363" calcext:value-type="float">
            <text:p>262160.630363</text:p>
          </table:table-cell>
          <table:table-cell office:value-type="float" office:value="442787.873033" calcext:value-type="float">
            <text:p>442787.873033</text:p>
          </table:table-cell>
          <table:table-cell office:value-type="float" office:value="384357.287738" calcext:value-type="float">
            <text:p>384357.287738</text:p>
          </table:table-cell>
          <table:table-cell office:value-type="float" office:value="1436412.569437" calcext:value-type="float">
            <text:p>1436412.5694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num_alpha_beta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068356" calcext:value-type="float">
            <text:p>0.068356</text:p>
          </table:table-cell>
          <table:table-cell office:value-type="float" office:value="0.005918" calcext:value-type="float">
            <text:p>0.005918</text:p>
          </table:table-cell>
          <table:table-cell office:value-type="float" office:value="0.023298" calcext:value-type="float">
            <text:p>0.023298</text:p>
          </table:table-cell>
          <table:table-cell office:value-type="float" office:value="0.018522" calcext:value-type="float">
            <text:p>0.018522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1.105832" calcext:value-type="float">
            <text:p>1.105832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1" calcext:value-type="float">
            <text:p>1</text:p>
          </table:table-cell>
          <table:table-cell office:value-type="float" office:value="2487" calcext:value-type="float">
            <text:p>2487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66" calcext:value-type="float">
            <text:p>166</text:p>
          </table:table-cell>
          <table:table-cell office:value-type="float" office:value="0.107624" calcext:value-type="float">
            <text:p>0.10762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276947" calcext:value-type="float">
            <text:p>0.276947</text:p>
          </table:table-cell>
          <table:table-cell office:value-type="float" office:value="0.304295" calcext:value-type="float">
            <text:p>0.304295</text:p>
          </table:table-cell>
          <table:table-cell office:value-type="float" office:value="0.157051" calcext:value-type="float">
            <text:p>0.157051</text:p>
          </table:table-cell>
          <table:table-cell office:value-type="float" office:value="1.696218" calcext:value-type="float">
            <text:p>1.696218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2" calcext:value-type="float">
            <text:p>2</text:p>
          </table:table-cell>
          <table:table-cell office:value-type="float" office:value="15002" calcext:value-type="float">
            <text:p>15002</text:p>
          </table:table-cell>
          <table:table-cell office:value-type="float" office:value="205" calcext:value-type="float">
            <text:p>205</text:p>
          </table:table-cell>
          <table:table-cell office:value-type="float" office:value="2193" calcext:value-type="float">
            <text:p>2193</text:p>
          </table:table-cell>
          <table:table-cell office:value-type="float" office:value="1925" calcext:value-type="float">
            <text:p>1925</text:p>
          </table:table-cell>
          <table:table-cell office:value-type="float" office:value="0.768166" calcext:value-type="float">
            <text:p>0.768166</text:p>
          </table:table-cell>
          <table:table-cell office:value-type="float" office:value="0.486826" calcext:value-type="float">
            <text:p>0.486826</text:p>
          </table:table-cell>
          <table:table-cell office:value-type="float" office:value="2.172109" calcext:value-type="float">
            <text:p>2.172109</text:p>
          </table:table-cell>
          <table:table-cell office:value-type="float" office:value="1.656006" calcext:value-type="float">
            <text:p>1.656006</text:p>
          </table:table-cell>
          <table:table-cell office:value-type="float" office:value="1.281141" calcext:value-type="float">
            <text:p>1.281141</text:p>
          </table:table-cell>
          <table:table-cell office:value-type="float" office:value="8.168081" calcext:value-type="float">
            <text:p>8.168081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3" calcext:value-type="float">
            <text:p>3</text:p>
          </table:table-cell>
          <table:table-cell office:value-type="float" office:value="223936" calcext:value-type="float">
            <text:p>223936</text:p>
          </table:table-cell>
          <table:table-cell office:value-type="float" office:value="2410" calcext:value-type="float">
            <text:p>2410</text:p>
          </table:table-cell>
          <table:table-cell office:value-type="float" office:value="18641" calcext:value-type="float">
            <text:p>18641</text:p>
          </table:table-cell>
          <table:table-cell office:value-type="float" office:value="15239" calcext:value-type="float">
            <text:p>15239</text:p>
          </table:table-cell>
          <table:table-cell office:value-type="float" office:value="6.403377" calcext:value-type="float">
            <text:p>6.403377</text:p>
          </table:table-cell>
          <table:table-cell office:value-type="float" office:value="5.860421" calcext:value-type="float">
            <text:p>5.860421</text:p>
          </table:table-cell>
          <table:table-cell office:value-type="float" office:value="18.527776" calcext:value-type="float">
            <text:p>18.527776</text:p>
          </table:table-cell>
          <table:table-cell office:value-type="float" office:value="27.414996" calcext:value-type="float">
            <text:p>27.414996</text:p>
          </table:table-cell>
          <table:table-cell office:value-type="float" office:value="17.479829" calcext:value-type="float">
            <text:p>17.479829</text:p>
          </table:table-cell>
          <table:table-cell office:value-type="float" office:value="87.973504" calcext:value-type="float">
            <text:p>87.973504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4" calcext:value-type="float">
            <text:p>4</text:p>
          </table:table-cell>
          <table:table-cell office:value-type="float" office:value="1850325" calcext:value-type="float">
            <text:p>1850325</text:p>
          </table:table-cell>
          <table:table-cell office:value-type="float" office:value="19583" calcext:value-type="float">
            <text:p>19583</text:p>
          </table:table-cell>
          <table:table-cell office:value-type="float" office:value="190851" calcext:value-type="float">
            <text:p>190851</text:p>
          </table:table-cell>
          <table:table-cell office:value-type="float" office:value="165087" calcext:value-type="float">
            <text:p>165087</text:p>
          </table:table-cell>
          <table:table-cell office:value-type="float" office:value="47.366992" calcext:value-type="float">
            <text:p>47.366992</text:p>
          </table:table-cell>
          <table:table-cell office:value-type="float" office:value="45.561491" calcext:value-type="float">
            <text:p>45.561491</text:p>
          </table:table-cell>
          <table:table-cell office:value-type="float" office:value="137.157131" calcext:value-type="float">
            <text:p>137.157131</text:p>
          </table:table-cell>
          <table:table-cell office:value-type="float" office:value="169.807765" calcext:value-type="float">
            <text:p>169.807765</text:p>
          </table:table-cell>
          <table:table-cell office:value-type="float" office:value="148.073305" calcext:value-type="float">
            <text:p>148.073305</text:p>
          </table:table-cell>
          <table:table-cell office:value-type="float" office:value="634.232492" calcext:value-type="float">
            <text:p>634.232492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5" calcext:value-type="float">
            <text:p>5</text:p>
          </table:table-cell>
          <table:table-cell office:value-type="float" office:value="15466372" calcext:value-type="float">
            <text:p>15466372</text:p>
          </table:table-cell>
          <table:table-cell office:value-type="float" office:value="105064" calcext:value-type="float">
            <text:p>105064</text:p>
          </table:table-cell>
          <table:table-cell office:value-type="float" office:value="1097562" calcext:value-type="float">
            <text:p>1097562</text:p>
          </table:table-cell>
          <table:table-cell office:value-type="float" office:value="853121" calcext:value-type="float">
            <text:p>853121</text:p>
          </table:table-cell>
          <table:table-cell office:value-type="float" office:value="214.595523" calcext:value-type="float">
            <text:p>214.595523</text:p>
          </table:table-cell>
          <table:table-cell office:value-type="float" office:value="328.886363" calcext:value-type="float">
            <text:p>328.886363</text:p>
          </table:table-cell>
          <table:table-cell office:value-type="float" office:value="800.582239" calcext:value-type="float">
            <text:p>800.582239</text:p>
          </table:table-cell>
          <table:table-cell office:value-type="float" office:value="1387.900419" calcext:value-type="float">
            <text:p>1387.900419</text:p>
          </table:table-cell>
          <table:table-cell office:value-type="float" office:value="756.035377" calcext:value-type="float">
            <text:p>756.035377</text:p>
          </table:table-cell>
          <table:table-cell office:value-type="float" office:value="3986.698641" calcext:value-type="float">
            <text:p>3986.698641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6" calcext:value-type="float">
            <text:p>6</text:p>
          </table:table-cell>
          <table:table-cell office:value-type="float" office:value="111487929" calcext:value-type="float">
            <text:p>111487929</text:p>
          </table:table-cell>
          <table:table-cell office:value-type="float" office:value="851698" calcext:value-type="float">
            <text:p>851698</text:p>
          </table:table-cell>
          <table:table-cell office:value-type="float" office:value="9577696" calcext:value-type="float">
            <text:p>9577696</text:p>
          </table:table-cell>
          <table:table-cell office:value-type="float" office:value="7950008" calcext:value-type="float">
            <text:p>7950008</text:p>
          </table:table-cell>
          <table:table-cell office:value-type="float" office:value="1910.722568" calcext:value-type="float">
            <text:p>1910.722568</text:p>
          </table:table-cell>
          <table:table-cell office:value-type="float" office:value="2658.517712" calcext:value-type="float">
            <text:p>2658.517712</text:p>
          </table:table-cell>
          <table:table-cell office:value-type="float" office:value="6599.637592" calcext:value-type="float">
            <text:p>6599.637592</text:p>
          </table:table-cell>
          <table:table-cell office:value-type="float" office:value="9957.27936" calcext:value-type="float">
            <text:p>9957.27936</text:p>
          </table:table-cell>
          <table:table-cell office:value-type="float" office:value="8161.195894" calcext:value-type="float">
            <text:p>8161.195894</text:p>
          </table:table-cell>
          <table:table-cell office:value-type="float" office:value="33385.234165" calcext:value-type="float">
            <text:p>33385.234165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7" calcext:value-type="float">
            <text:p>7</text:p>
          </table:table-cell>
          <table:table-cell office:value-type="float" office:value="1104978631" calcext:value-type="float">
            <text:p>1104978631</text:p>
          </table:table-cell>
          <table:table-cell office:value-type="float" office:value="6094369" calcext:value-type="float">
            <text:p>6094369</text:p>
          </table:table-cell>
          <table:table-cell office:value-type="float" office:value="73779476" calcext:value-type="float">
            <text:p>73779476</text:p>
          </table:table-cell>
          <table:table-cell office:value-type="float" office:value="56842178" calcext:value-type="float">
            <text:p>56842178</text:p>
          </table:table-cell>
          <table:table-cell office:value-type="float" office:value="12030.641524" calcext:value-type="float">
            <text:p>12030.641524</text:p>
          </table:table-cell>
          <table:table-cell office:value-type="float" office:value="24626.953931" calcext:value-type="float">
            <text:p>24626.953931</text:p>
          </table:table-cell>
          <table:table-cell office:value-type="float" office:value="51567.412779" calcext:value-type="float">
            <text:p>51567.412779</text:p>
          </table:table-cell>
          <table:table-cell office:value-type="float" office:value="98557.122705" calcext:value-type="float">
            <text:p>98557.122705</text:p>
          </table:table-cell>
          <table:table-cell office:value-type="float" office:value="54842.165521" calcext:value-type="float">
            <text:p>54842.165521</text:p>
          </table:table-cell>
          <table:table-cell office:value-type="float" office:value="273653.669775" calcext:value-type="float">
            <text:p>273653.669775</text:p>
          </table:table-cell>
        </table:table-row>
        <table:table-row table:style-name="ro1">
          <table:table-cell office:value-type="string" calcext:value-type="string">
            <text:p>Repetition-check</text:p>
          </table:table-cell>
          <table:table-cell office:value-type="float" office:value="8" calcext:value-type="float">
            <text:p>8</text:p>
          </table:table-cell>
          <table:table-cell office:value-type="float" office:value="7801885000" calcext:value-type="float">
            <text:p>7801885000</text:p>
          </table:table-cell>
          <table:table-cell office:value-type="float" office:value="47248828" calcext:value-type="float">
            <text:p>47248828</text:p>
          </table:table-cell>
          <table:table-cell office:value-type="float" office:value="603173176" calcext:value-type="float">
            <text:p>603173176</text:p>
          </table:table-cell>
          <table:table-cell office:value-type="float" office:value="489239715" calcext:value-type="float">
            <text:p>489239715</text:p>
          </table:table-cell>
          <table:table-cell office:value-type="float" office:value="107213.998591" calcext:value-type="float">
            <text:p>107213.998591</text:p>
          </table:table-cell>
          <table:table-cell office:value-type="float" office:value="190568.966334" calcext:value-type="float">
            <text:p>190568.966334</text:p>
          </table:table-cell>
          <table:table-cell office:value-type="float" office:value="416332.451943" calcext:value-type="float">
            <text:p>416332.451943</text:p>
          </table:table-cell>
          <table:table-cell office:value-type="float" office:value="710069.72023" calcext:value-type="float">
            <text:p>710069.72023</text:p>
          </table:table-cell>
          <table:table-cell office:value-type="float" office:value="568652.655339" calcext:value-type="float">
            <text:p>568652.655339</text:p>
          </table:table-cell>
          <table:table-cell office:value-type="float" office:value="2250055.589" calcext:value-type="float">
            <text:p>2250055.58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num_alpha_beta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move_gen_time</text:p>
          </table:table-cell>
          <table:table-cell office:value-type="string" calcext:value-type="string">
            <text:p>move_ordering_time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/>
          <table:table-cell table:formula="of:=[.B2]/[.B13]" office:value-type="string" office:string-value="" calcext:value-type="error">
            <text:p>#DIV/0!</text:p>
          </table:table-cell>
          <table:table-cell table:formula="of:=[.C2]/[.C13]" office:value-type="float" office:value="0.857142857142857" calcext:value-type="float">
            <text:p>0.857142857142857</text:p>
          </table:table-cell>
          <table:table-cell table:formula="of:=[.D2]/[.D13]" office:value-type="float" office:value="1" calcext:value-type="float">
            <text:p>1</text:p>
          </table:table-cell>
          <table:table-cell table:formula="of:=[.E2]/[.E13]" office:value-type="float" office:value="1" calcext:value-type="float">
            <text:p>1</text:p>
          </table:table-cell>
          <table:table-cell table:formula="of:=[.F2]/[.F13]" office:value-type="float" office:value="1.07142857142857" calcext:value-type="float">
            <text:p>1.07142857142857</text:p>
          </table:table-cell>
          <table:table-cell table:formula="of:=[.G2]/[.G13]" office:value-type="float" office:value="0.761761952132951" calcext:value-type="float">
            <text:p>0.761761952132951</text:p>
          </table:table-cell>
          <table:table-cell table:formula="of:=[.H2]/[.H13]" office:value-type="float" office:value="0.881885772220345" calcext:value-type="float">
            <text:p>0.881885772220345</text:p>
          </table:table-cell>
          <table:table-cell table:formula="of:=[.I2]/[.I13]" office:value-type="float" office:value="0.910035196154177" calcext:value-type="float">
            <text:p>0.910035196154177</text:p>
          </table:table-cell>
          <table:table-cell table:formula="of:=[.J2]/[.J13]" office:value-type="float" office:value="0.814436885865457" calcext:value-type="float">
            <text:p>0.814436885865457</text:p>
          </table:table-cell>
          <table:table-cell table:formula="of:=[.K2]/[.K13]" office:value-type="float" office:value="0.662840746054519" calcext:value-type="float">
            <text:p>0.662840746054519</text:p>
          </table:table-cell>
          <table:table-cell table:formula="of:=[.L2]/[.L13]" office:value-type="float" office:value="0.960326704237172" calcext:value-type="float">
            <text:p>0.960326704237172</text:p>
          </table:table-cell>
        </table:table-row>
        <table:table-row table:style-name="ro1">
          <table:table-cell/>
          <table:table-cell table:formula="of:=[.B3]/[.B14]" office:value-type="float" office:value="1" calcext:value-type="float">
            <text:p>1</text:p>
          </table:table-cell>
          <table:table-cell table:formula="of:=[.C3]/[.C14]" office:value-type="float" office:value="0.823080016083635" calcext:value-type="float">
            <text:p>0.823080016083635</text:p>
          </table:table-cell>
          <table:table-cell table:formula="of:=[.D3]/[.D14]" office:value-type="float" office:value="1" calcext:value-type="float">
            <text:p>1</text:p>
          </table:table-cell>
          <table:table-cell table:formula="of:=[.E3]/[.E14]" office:value-type="float" office:value="0.670940170940171" calcext:value-type="float">
            <text:p>0.670940170940171</text:p>
          </table:table-cell>
          <table:table-cell table:formula="of:=[.F3]/[.F14]" office:value-type="float" office:value="0.662650602409639" calcext:value-type="float">
            <text:p>0.662650602409639</text:p>
          </table:table-cell>
          <table:table-cell table:formula="of:=[.G3]/[.G14]" office:value-type="float" office:value="0.615030104809336" calcext:value-type="float">
            <text:p>0.615030104809336</text:p>
          </table:table-cell>
          <table:table-cell table:formula="of:=[.H3]/[.H14]" office:value-type="float" office:value="0.667728904847397" calcext:value-type="float">
            <text:p>0.667728904847397</text:p>
          </table:table-cell>
          <table:table-cell table:formula="of:=[.I3]/[.I14]" office:value-type="float" office:value="0.635980891650749" calcext:value-type="float">
            <text:p>0.635980891650749</text:p>
          </table:table-cell>
          <table:table-cell table:formula="of:=[.J3]/[.J14]" office:value-type="float" office:value="0.716360768333361" calcext:value-type="float">
            <text:p>0.716360768333361</text:p>
          </table:table-cell>
          <table:table-cell table:formula="of:=[.K3]/[.K14]" office:value-type="float" office:value="0.783083202271873" calcext:value-type="float">
            <text:p>0.783083202271873</text:p>
          </table:table-cell>
          <table:table-cell table:formula="of:=[.L3]/[.L14]" office:value-type="float" office:value="0.796496676724336" calcext:value-type="float">
            <text:p>0.796496676724336</text:p>
          </table:table-cell>
        </table:table-row>
        <table:table-row table:style-name="ro1">
          <table:table-cell/>
          <table:table-cell table:formula="of:=[.B4]/[.B15]" office:value-type="float" office:value="1" calcext:value-type="float">
            <text:p>1</text:p>
          </table:table-cell>
          <table:table-cell table:formula="of:=[.C4]/[.C15]" office:value-type="float" office:value="0.589788028262898" calcext:value-type="float">
            <text:p>0.589788028262898</text:p>
          </table:table-cell>
          <table:table-cell table:formula="of:=[.D4]/[.D15]" office:value-type="float" office:value="0.746341463414634" calcext:value-type="float">
            <text:p>0.746341463414634</text:p>
          </table:table-cell>
          <table:table-cell table:formula="of:=[.E4]/[.E15]" office:value-type="float" office:value="0.649338805289558" calcext:value-type="float">
            <text:p>0.649338805289558</text:p>
          </table:table-cell>
          <table:table-cell table:formula="of:=[.F4]/[.F15]" office:value-type="float" office:value="0.675844155844156" calcext:value-type="float">
            <text:p>0.675844155844156</text:p>
          </table:table-cell>
          <table:table-cell table:formula="of:=[.G4]/[.G15]" office:value-type="float" office:value="0.636905304322243" calcext:value-type="float">
            <text:p>0.636905304322243</text:p>
          </table:table-cell>
          <table:table-cell table:formula="of:=[.H4]/[.H15]" office:value-type="float" office:value="0.61234814903066" calcext:value-type="float">
            <text:p>0.61234814903066</text:p>
          </table:table-cell>
          <table:table-cell table:formula="of:=[.I4]/[.I15]" office:value-type="float" office:value="0.603071945284514" calcext:value-type="float">
            <text:p>0.603071945284514</text:p>
          </table:table-cell>
          <table:table-cell table:formula="of:=[.J4]/[.J15]" office:value-type="float" office:value="0.59963007380408" calcext:value-type="float">
            <text:p>0.59963007380408</text:p>
          </table:table-cell>
          <table:table-cell table:formula="of:=[.K4]/[.K15]" office:value-type="float" office:value="0.740991819011335" calcext:value-type="float">
            <text:p>0.740991819011335</text:p>
          </table:table-cell>
          <table:table-cell table:formula="of:=[.L4]/[.L15]" office:value-type="float" office:value="0.654485919030431" calcext:value-type="float">
            <text:p>0.654485919030431</text:p>
          </table:table-cell>
        </table:table-row>
        <table:table-row table:style-name="ro1">
          <table:table-cell/>
          <table:table-cell table:formula="of:=[.B5]/[.B16]" office:value-type="float" office:value="1" calcext:value-type="float">
            <text:p>1</text:p>
          </table:table-cell>
          <table:table-cell table:formula="of:=[.C5]/[.C16]" office:value-type="float" office:value="0.674643648185196" calcext:value-type="float">
            <text:p>0.674643648185196</text:p>
          </table:table-cell>
          <table:table-cell table:formula="of:=[.D5]/[.D16]" office:value-type="float" office:value="0.762655601659751" calcext:value-type="float">
            <text:p>0.762655601659751</text:p>
          </table:table-cell>
          <table:table-cell table:formula="of:=[.E5]/[.E16]" office:value-type="float" office:value="0.607853655919747" calcext:value-type="float">
            <text:p>0.607853655919747</text:p>
          </table:table-cell>
          <table:table-cell table:formula="of:=[.F5]/[.F16]" office:value-type="float" office:value="0.612769866789159" calcext:value-type="float">
            <text:p>0.612769866789159</text:p>
          </table:table-cell>
          <table:table-cell table:formula="of:=[.G5]/[.G16]" office:value-type="float" office:value="0.523470193930484" calcext:value-type="float">
            <text:p>0.523470193930484</text:p>
          </table:table-cell>
          <table:table-cell table:formula="of:=[.H5]/[.H16]" office:value-type="float" office:value="0.517398494067235" calcext:value-type="float">
            <text:p>0.517398494067235</text:p>
          </table:table-cell>
          <table:table-cell table:formula="of:=[.I5]/[.I16]" office:value-type="float" office:value="0.534782803937181" calcext:value-type="float">
            <text:p>0.534782803937181</text:p>
          </table:table-cell>
          <table:table-cell table:formula="of:=[.J5]/[.J16]" office:value-type="float" office:value="0.545320743435454" calcext:value-type="float">
            <text:p>0.545320743435454</text:p>
          </table:table-cell>
          <table:table-cell table:formula="of:=[.K5]/[.K16]" office:value-type="float" office:value="0.648546905121326" calcext:value-type="float">
            <text:p>0.648546905121326</text:p>
          </table:table-cell>
          <table:table-cell table:formula="of:=[.L5]/[.L16]" office:value-type="float" office:value="0.562190088506649" calcext:value-type="float">
            <text:p>0.562190088506649</text:p>
          </table:table-cell>
        </table:table-row>
        <table:table-row table:style-name="ro1">
          <table:table-cell/>
          <table:table-cell table:formula="of:=[.B6]/[.B17]" office:value-type="float" office:value="1" calcext:value-type="float">
            <text:p>1</text:p>
          </table:table-cell>
          <table:table-cell table:formula="of:=[.C6]/[.C17]" office:value-type="float" office:value="0.645421750233067" calcext:value-type="float">
            <text:p>0.645421750233067</text:p>
          </table:table-cell>
          <table:table-cell table:formula="of:=[.D6]/[.D17]" office:value-type="float" office:value="0.670122044630547" calcext:value-type="float">
            <text:p>0.670122044630547</text:p>
          </table:table-cell>
          <table:table-cell table:formula="of:=[.E6]/[.E17]" office:value-type="float" office:value="0.643313370115954" calcext:value-type="float">
            <text:p>0.643313370115954</text:p>
          </table:table-cell>
          <table:table-cell table:formula="of:=[.F6]/[.F17]" office:value-type="float" office:value="0.649330353086554" calcext:value-type="float">
            <text:p>0.649330353086554</text:p>
          </table:table-cell>
          <table:table-cell table:formula="of:=[.G6]/[.G17]" office:value-type="float" office:value="0.635017418881064" calcext:value-type="float">
            <text:p>0.635017418881064</text:p>
          </table:table-cell>
          <table:table-cell table:formula="of:=[.H6]/[.H17]" office:value-type="float" office:value="0.670733646534965" calcext:value-type="float">
            <text:p>0.670733646534965</text:p>
          </table:table-cell>
          <table:table-cell table:formula="of:=[.I6]/[.I17]" office:value-type="float" office:value="0.673654634843594" calcext:value-type="float">
            <text:p>0.673654634843594</text:p>
          </table:table-cell>
          <table:table-cell table:formula="of:=[.J6]/[.J17]" office:value-type="float" office:value="0.683401851499547" calcext:value-type="float">
            <text:p>0.683401851499547</text:p>
          </table:table-cell>
          <table:table-cell table:formula="of:=[.K6]/[.K17]" office:value-type="float" office:value="0.729699948278996" calcext:value-type="float">
            <text:p>0.729699948278996</text:p>
          </table:table-cell>
          <table:table-cell table:formula="of:=[.L6]/[.L17]" office:value-type="float" office:value="0.688013778076826" calcext:value-type="float">
            <text:p>0.688013778076826</text:p>
          </table:table-cell>
        </table:table-row>
        <table:table-row table:style-name="ro1">
          <table:table-cell/>
          <table:table-cell table:formula="of:=[.B7]/[.B18]" office:value-type="float" office:value="1" calcext:value-type="float">
            <text:p>1</text:p>
          </table:table-cell>
          <table:table-cell table:formula="of:=[.C7]/[.C18]" office:value-type="float" office:value="0.693654400657116" calcext:value-type="float">
            <text:p>0.693654400657116</text:p>
          </table:table-cell>
          <table:table-cell table:formula="of:=[.D7]/[.D18]" office:value-type="float" office:value="0.755910683012259" calcext:value-type="float">
            <text:p>0.755910683012259</text:p>
          </table:table-cell>
          <table:table-cell table:formula="of:=[.E7]/[.E18]" office:value-type="float" office:value="0.646040041473739" calcext:value-type="float">
            <text:p>0.646040041473739</text:p>
          </table:table-cell>
          <table:table-cell table:formula="of:=[.F7]/[.F18]" office:value-type="float" office:value="0.642732976916522" calcext:value-type="float">
            <text:p>0.642732976916522</text:p>
          </table:table-cell>
          <table:table-cell table:formula="of:=[.G7]/[.G18]" office:value-type="float" office:value="0.5878913047035" calcext:value-type="float">
            <text:p>0.5878913047035</text:p>
          </table:table-cell>
          <table:table-cell table:formula="of:=[.H7]/[.H18]" office:value-type="float" office:value="0.610789931110643" calcext:value-type="float">
            <text:p>0.610789931110643</text:p>
          </table:table-cell>
          <table:table-cell table:formula="of:=[.I7]/[.I18]" office:value-type="float" office:value="0.619865956081996" calcext:value-type="float">
            <text:p>0.619865956081996</text:p>
          </table:table-cell>
          <table:table-cell table:formula="of:=[.J7]/[.J18]" office:value-type="float" office:value="0.650699273259604" calcext:value-type="float">
            <text:p>0.650699273259604</text:p>
          </table:table-cell>
          <table:table-cell table:formula="of:=[.K7]/[.K18]" office:value-type="float" office:value="0.712949839912055" calcext:value-type="float">
            <text:p>0.712949839912055</text:p>
          </table:table-cell>
          <table:table-cell table:formula="of:=[.L7]/[.L18]" office:value-type="float" office:value="0.648048652193072" calcext:value-type="float">
            <text:p>0.648048652193072</text:p>
          </table:table-cell>
        </table:table-row>
        <table:table-row table:style-name="ro1">
          <table:table-cell/>
          <table:table-cell table:formula="of:=[.B8]/[.B19]" office:value-type="float" office:value="1" calcext:value-type="float">
            <text:p>1</text:p>
          </table:table-cell>
          <table:table-cell table:formula="of:=[.C8]/[.C19]" office:value-type="float" office:value="0.625058664422765" calcext:value-type="float">
            <text:p>0.625058664422765</text:p>
          </table:table-cell>
          <table:table-cell table:formula="of:=[.D8]/[.D19]" office:value-type="float" office:value="0.670612118379989" calcext:value-type="float">
            <text:p>0.670612118379989</text:p>
          </table:table-cell>
          <table:table-cell table:formula="of:=[.E8]/[.E19]" office:value-type="float" office:value="0.639078020434142" calcext:value-type="float">
            <text:p>0.639078020434142</text:p>
          </table:table-cell>
          <table:table-cell table:formula="of:=[.F8]/[.F19]" office:value-type="float" office:value="0.650418716559782" calcext:value-type="float">
            <text:p>0.650418716559782</text:p>
          </table:table-cell>
          <table:table-cell table:formula="of:=[.G8]/[.G19]" office:value-type="float" office:value="0.576179253564979" calcext:value-type="float">
            <text:p>0.576179253564979</text:p>
          </table:table-cell>
          <table:table-cell table:formula="of:=[.H8]/[.H19]" office:value-type="float" office:value="0.58533693681105" calcext:value-type="float">
            <text:p>0.58533693681105</text:p>
          </table:table-cell>
          <table:table-cell table:formula="of:=[.I8]/[.I19]" office:value-type="float" office:value="0.598757317642723" calcext:value-type="float">
            <text:p>0.598757317642723</text:p>
          </table:table-cell>
          <table:table-cell table:formula="of:=[.J8]/[.J19]" office:value-type="float" office:value="0.58892625776445" calcext:value-type="float">
            <text:p>0.58892625776445</text:p>
          </table:table-cell>
          <table:table-cell table:formula="of:=[.K8]/[.K19]" office:value-type="float" office:value="0.658539146444363" calcext:value-type="float">
            <text:p>0.658539146444363</text:p>
          </table:table-cell>
          <table:table-cell table:formula="of:=[.L8]/[.L19]" office:value-type="float" office:value="0.611581149051976" calcext:value-type="float">
            <text:p>0.611581149051976</text:p>
          </table:table-cell>
        </table:table-row>
        <table:table-row table:style-name="ro1">
          <table:table-cell/>
          <table:table-cell table:formula="of:=[.B9]/[.B20]" office:value-type="float" office:value="1" calcext:value-type="float">
            <text:p>1</text:p>
          </table:table-cell>
          <table:table-cell table:formula="of:=[.C9]/[.C20]" office:value-type="float" office:value="0.665784144924338" calcext:value-type="float">
            <text:p>0.665784144924338</text:p>
          </table:table-cell>
          <table:table-cell table:formula="of:=[.D9]/[.D20]" office:value-type="float" office:value="0.721304371297504" calcext:value-type="float">
            <text:p>0.721304371297504</text:p>
          </table:table-cell>
          <table:table-cell table:formula="of:=[.E9]/[.E20]" office:value-type="float" office:value="0.638708358405798" calcext:value-type="float">
            <text:p>0.638708358405798</text:p>
          </table:table-cell>
          <table:table-cell table:formula="of:=[.F9]/[.F20]" office:value-type="float" office:value="0.638040505766686" calcext:value-type="float">
            <text:p>0.638040505766686</text:p>
          </table:table-cell>
          <table:table-cell table:formula="of:=[.G9]/[.G20]" office:value-type="float" office:value="0.571199658911888" calcext:value-type="float">
            <text:p>0.571199658911888</text:p>
          </table:table-cell>
          <table:table-cell table:formula="of:=[.H9]/[.H20]" office:value-type="float" office:value="0.592654391967969" calcext:value-type="float">
            <text:p>0.592654391967969</text:p>
          </table:table-cell>
          <table:table-cell table:formula="of:=[.I9]/[.I20]" office:value-type="float" office:value="0.61027304873468" calcext:value-type="float">
            <text:p>0.61027304873468</text:p>
          </table:table-cell>
          <table:table-cell table:formula="of:=[.J9]/[.J20]" office:value-type="float" office:value="0.628203729976169" calcext:value-type="float">
            <text:p>0.628203729976169</text:p>
          </table:table-cell>
          <table:table-cell table:formula="of:=[.K9]/[.K20]" office:value-type="float" office:value="0.675218479781226" calcext:value-type="float">
            <text:p>0.675218479781226</text:p>
          </table:table-cell>
          <table:table-cell table:formula="of:=[.L9]/[.L20]" office:value-type="float" office:value="0.628500105894478" calcext:value-type="float">
            <text:p>0.628500105894478</text:p>
          </table:table-cell>
        </table:table-row>
        <table:table-row table:style-name="ro1">
          <table:table-cell/>
          <table:table-cell table:formula="of:=[.B10]/[.B21]" office:value-type="float" office:value="1" calcext:value-type="float">
            <text:p>1</text:p>
          </table:table-cell>
          <table:table-cell table:formula="of:=[.C10]/[.C21]" office:value-type="float" office:value="0.675702644168685" calcext:value-type="float">
            <text:p>0.675702644168685</text:p>
          </table:table-cell>
          <table:table-cell table:formula="of:=[.D10]/[.D21]" office:value-type="float" office:value="0.710198758792493" calcext:value-type="float">
            <text:p>0.710198758792493</text:p>
          </table:table-cell>
          <table:table-cell table:formula="of:=[.E10]/[.E21]" office:value-type="float" office:value="0.682778607183951" calcext:value-type="float">
            <text:p>0.682778607183951</text:p>
          </table:table-cell>
          <table:table-cell table:formula="of:=[.F10]/[.F21]" office:value-type="float" office:value="0.689213341970817" calcext:value-type="float">
            <text:p>0.689213341970817</text:p>
          </table:table-cell>
          <table:table-cell table:formula="of:=[.G10]/[.G21]" office:value-type="float" office:value="0.587189339707033" calcext:value-type="float">
            <text:p>0.587189339707033</text:p>
          </table:table-cell>
          <table:table-cell table:formula="of:=[.H10]/[.H21]" office:value-type="float" office:value="0.613276089156961" calcext:value-type="float">
            <text:p>0.613276089156961</text:p>
          </table:table-cell>
          <table:table-cell table:formula="of:=[.I10]/[.I21]" office:value-type="float" office:value="0.629690597356779" calcext:value-type="float">
            <text:p>0.629690597356779</text:p>
          </table:table-cell>
          <table:table-cell table:formula="of:=[.J10]/[.J21]" office:value-type="float" office:value="0.623583657235202" calcext:value-type="float">
            <text:p>0.623583657235202</text:p>
          </table:table-cell>
          <table:table-cell table:formula="of:=[.K10]/[.K21]" office:value-type="float" office:value="0.675908718845016" calcext:value-type="float">
            <text:p>0.675908718845016</text:p>
          </table:table-cell>
          <table:table-cell table:formula="of:=[.L10]/[.L21]" office:value-type="float" office:value="0.63838981421583" calcext:value-type="float">
            <text:p>0.63838981421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5:21:24.097352263</meta:creation-date>
    <dc:date>2025-07-10T20:51:26.212933513</dc:date>
    <meta:editing-duration>PT5H30M3S</meta:editing-duration>
    <meta:editing-cycles>1</meta:editing-cycles>
    <meta:document-statistic meta:table-count="1" meta:cell-count="349" meta:object-count="0"/>
    <meta:generator>LibreOffice/7.4.7.2$Linux_X86_64 LibreOffice_project/40$Build-2</meta:generator>
  </office:meta>
</office:document-meta>
</file>